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cbdf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able_20_Contents"/>
      <text:p text:style-name="Table_20_Contents">Comercial<text:tab/>enero<text:tab/>febrero<text:tab/>marzo<text:tab/>abril<text:tab/>mayo<text:tab/>junio<text:tab/>julio<text:tab/>agosto<text:tab/>septiembre<text:tab/>octubre<text:tab/>noviembre<text:tab/>diciembre</text:p>
      <text:p text:style-name="Table_20_Contents">Ana<text:tab/>6.500,00 €<text:tab/>7.200,00 €<text:tab/>7.900,00 €<text:tab/>8.600,00 €<text:tab/>4.360,00 €<text:tab/>3.500,00 €<text:tab/>7.800,00 €<text:tab/>0,00 €<text:tab/>6.508,00 €<text:tab/>4.890,00 €<text:tab/>8.700,00 €<text:tab/>12.900,00 €</text:p>
      <text:p text:style-name="Table_20_Contents">Manuel<text:tab/>4.250,00 €<text:tab/>6.300,00 €<text:tab/>8.350,00 €<text:tab/>10.400,00 €<text:tab/>7.650,00 €<text:tab/>4.900,00 €<text:tab/>6.200,00 €<text:tab/>0,00 €<text:tab/>4.258,00 €<text:tab/>3.800,00 €<text:tab/>4.260,00 €<text:tab/>5.800,00 €</text:p>
      <text:p text:style-name="Table_20_Contents">Maribel<text:tab/>4.670,00 €<text:tab/>8.200,00 €<text:tab/>11.730,00 €<text:tab/>15.260,00 €<text:tab/>5.900,00 €<text:tab/>6.800,00 €<text:tab/>0,00 €<text:tab/>5.400,00 €<text:tab/>4.678,00 €<text:tab/>3.500,00 €<text:tab/>4.680,00 €<text:tab/>3.700,00 €</text:p>
      <text:p text:style-name="Table_20_Contents">Roberto<text:tab/>5.300,00 €<text:tab/>6.150,00 €<text:tab/>7.000,00 €<text:tab/>7.850,00 €<text:tab/>7.500,00 €<text:tab/>7.150,00 €<text:tab/>0,00 €<text:tab/>6.450,00 €<text:tab/>5.200,00 €<text:tab/>8.400,00 €<text:tab/>5.310,00 €<text:tab/>4.700,00 €</text:p>
      <text:p text:style-name="Table_20_Contents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gl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gl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12T22:19:36.47</meta:creation-date>
    <dc:date>2014-01-12T22:23:44.99</dc:date>
    <meta:editing-duration>PT17S</meta:editing-duration>
    <meta:editing-cycles>2</meta:editing-cycles>
    <meta:generator>LibreOffice/3.6$Windows_x86 LibreOffice_project/9418c72-a20f997-6f5dfc1-4f5ae61-61563f</meta:generator>
    <meta:document-statistic meta:table-count="0" meta:image-count="0" meta:object-count="0" meta:page-count="1" meta:paragraph-count="5" meta:word-count="5" meta:character-count="32" meta:non-whitespace-character-count="32"/>
  </office:meta>
</office:document-meta>
</file>